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column table:style-name="co1" table:number-columns-repeated="7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style-name="Default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table:style-name="Default" office:value-type="float" office:value="58.092" calcext:value-type="float">
            <text:p>58,092</text:p>
          </table:table-cell>
          <table:table-cell office:value-type="float" office:value="224937600000" calcext:value-type="float">
            <text:p>224937600000</text:p>
          </table:table-cell>
          <table:table-cell table:style-name="Default" office:value-type="float" office:value="229334400000" calcext:value-type="float">
            <text:p>22933440000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50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4.0% </text:p>
          </table:table-cell>
          <table:table-cell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21.86" calcext:value-type="float">
            <text:p>21,86</text:p>
          </table:table-cell>
          <table:table-cell office:value-type="float" office:value="83757600000" calcext:value-type="float">
            <text:p>83757600000</text:p>
          </table:table-cell>
          <table:table-cell office:value-type="float" office:value="86222400000" calcext:value-type="float">
            <text:p>86222400000</text:p>
          </table:table-cell>
          <table:table-cell office:value-type="string" calcext:value-type="string">
            <text:p>49.8% 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23.5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36.633" calcext:value-type="float">
            <text:p>36,633</text:p>
          </table:table-cell>
          <table:table-cell office:value-type="float" office:value="141237600000" calcext:value-type="float">
            <text:p>141237600000</text:p>
          </table:table-cell>
          <table:table-cell office:value-type="float" office:value="144621600000" calcext:value-type="float">
            <text:p>144621600000</text:p>
          </table:table-cell>
          <table:table-cell office:value-type="string" calcext:value-type="string">
            <text:p>48.1% 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23.7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office:value-type="float" office:value="0.579" calcext:value-type="float">
            <text:p>0,579</text:p>
          </table:table-cell>
          <table:table-cell office:value-type="float" office:value="2311200000" calcext:value-type="float">
            <text:p>2311200000</text:p>
          </table:table-cell>
          <table:table-cell office:value-type="float" office:value="1975200000" calcext:value-type="float">
            <text:p>1975200000</text:p>
          </table:table-cell>
          <table:table-cell office:value-type="string" calcext:value-type="string">
            <text:p>33.2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4.1% </text:p>
          </table:table-cell>
          <table:table-cell office:value-type="string" calcext:value-type="string">
            <text:p>38.3% </text:p>
          </table:table-cell>
          <table:table-cell office:value-type="string" calcext:value-type="string">
            <text:p>5.8% </text:p>
          </table:table-cell>
          <table:table-cell office:value-type="string" calcext:value-type="string">
            <text:p>21.1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0.237" calcext:value-type="float">
            <text:p>0,237</text:p>
          </table:table-cell>
          <table:table-cell office:value-type="float" office:value="1166400000" calcext:value-type="float">
            <text:p>1166400000</text:p>
          </table:table-cell>
          <table:table-cell office:value-type="float" office:value="859200000" calcext:value-type="float">
            <text:p>859200000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4.2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0.453" calcext:value-type="float">
            <text:p>0,453</text:p>
          </table:table-cell>
          <table:table-cell office:value-type="float" office:value="1948800000" calcext:value-type="float">
            <text:p>1948800000</text:p>
          </table:table-cell>
          <table:table-cell office:value-type="float" office:value="1584000000" calcext:value-type="float">
            <text:p>1584000000</text:p>
          </table:table-cell>
          <table:table-cell office:value-type="string" calcext:value-type="string">
            <text:p>26.5% </text:p>
          </table:table-cell>
          <table:table-cell office:value-type="string" calcext:value-type="string">
            <text:p>1.8% </text:p>
          </table:table-cell>
          <table:table-cell table:number-columns-repeated="2" office:value-type="string" calcext:value-type="string">
            <text:p>66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4.6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625" calcext:value-type="float">
            <text:p>0,625</text:p>
          </table:table-cell>
          <table:table-cell office:value-type="float" office:value="4538400000" calcext:value-type="float">
            <text:p>4538400000</text:p>
          </table:table-cell>
          <table:table-cell office:value-type="float" office:value="6861600000" calcext:value-type="float">
            <text:p>6861600000</text:p>
          </table:table-cell>
          <table:table-cell office:value-type="string" calcext:value-type="string">
            <text:p>21.6% </text:p>
          </table:table-cell>
          <table:table-cell office:value-type="string" calcext:value-type="string">
            <text:p>5.4% </text:p>
          </table:table-cell>
          <table:table-cell office:value-type="string" calcext:value-type="string">
            <text:p>71.4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53.5% </text:p>
          </table:table-cell>
          <table:table-cell office:value-type="string" calcext:value-type="string">
            <text:p>26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327" calcext:value-type="float">
            <text:p>0,327</text:p>
          </table:table-cell>
          <table:table-cell office:value-type="float" office:value="2268000000" calcext:value-type="float">
            <text:p>2268000000</text:p>
          </table:table-cell>
          <table:table-cell office:value-type="float" office:value="2940000000" calcext:value-type="float">
            <text:p>2940000000</text:p>
          </table:table-cell>
          <table:table-cell office:value-type="string" calcext:value-type="string">
            <text:p>46.3% </text:p>
          </table:table-cell>
          <table:table-cell office:value-type="string" calcext:value-type="string">
            <text:p>7.6% </text:p>
          </table:table-cell>
          <table:table-cell office:value-type="string" calcext:value-type="string">
            <text:p>46.0% </text:p>
          </table:table-cell>
          <table:table-cell office:value-type="string" calcext:value-type="string">
            <text:p>12.5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20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4" calcext:value-type="float">
            <text:p>0,604</text:p>
          </table:table-cell>
          <table:table-cell office:value-type="float" office:value="3789600000" calcext:value-type="float">
            <text:p>3789600000</text:p>
          </table:table-cell>
          <table:table-cell office:value-type="float" office:value="6516000000" calcext:value-type="float">
            <text:p>6516000000</text:p>
          </table:table-cell>
          <table:table-cell office:value-type="string" calcext:value-type="string">
            <text:p>37.1% </text:p>
          </table:table-cell>
          <table:table-cell office:value-type="string" calcext:value-type="string">
            <text:p>11.7% </text:p>
          </table:table-cell>
          <table:table-cell office:value-type="string" calcext:value-type="string">
            <text:p>50.4% </text:p>
          </table:table-cell>
          <table:table-cell office:value-type="string" calcext:value-type="string">
            <text:p>26.2% </text:p>
          </table:table-cell>
          <table:table-cell office:value-type="string" calcext:value-type="string">
            <text:p>24.2% </text:p>
          </table:table-cell>
          <table:table-cell office:value-type="string" calcext:value-type="string">
            <text:p>24.9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1.095" calcext:value-type="float">
            <text:p>1,095</text:p>
          </table:table-cell>
          <table:table-cell office:value-type="float" office:value="12621600000" calcext:value-type="float">
            <text:p>12621600000</text:p>
          </table:table-cell>
          <table:table-cell office:value-type="float" office:value="12854400000" calcext:value-type="float">
            <text:p>12854400000</text:p>
          </table:table-cell>
          <table:table-cell office:value-type="string" calcext:value-type="string">
            <text:p>35.1% </text:p>
          </table:table-cell>
          <table:table-cell office:value-type="string" calcext:value-type="string">
            <text:p>6.6% </text:p>
          </table:table-cell>
          <table:table-cell office:value-type="string" calcext:value-type="string">
            <text:p>57.1% </text:p>
          </table:table-cell>
          <table:table-cell office:value-type="string" calcext:value-type="string">
            <text:p>43.8% </text:p>
          </table:table-cell>
          <table:table-cell office:value-type="string" calcext:value-type="string">
            <text:p>13.3% </text:p>
          </table:table-cell>
          <table:table-cell office:value-type="string" calcext:value-type="string">
            <text:p>46.9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523" calcext:value-type="float">
            <text:p>0,523</text:p>
          </table:table-cell>
          <table:table-cell office:value-type="float" office:value="6660000000" calcext:value-type="float">
            <text:p>6660000000</text:p>
          </table:table-cell>
          <table:table-cell office:value-type="float" office:value="7209600000" calcext:value-type="float">
            <text:p>7209600000</text:p>
          </table:table-cell>
          <table:table-cell office:value-type="string" calcext:value-type="string">
            <text:p>30.5% </text:p>
          </table:table-cell>
          <table:table-cell office:value-type="string" calcext:value-type="string">
            <text:p>6.4% </text:p>
          </table:table-cell>
          <table:table-cell office:value-type="string" calcext:value-type="string">
            <text:p>63.4% </text:p>
          </table:table-cell>
          <table:table-cell office:value-type="string" calcext:value-type="string">
            <text:p>53.6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43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963" calcext:value-type="float">
            <text:p>0,963</text:p>
          </table:table-cell>
          <table:table-cell office:value-type="float" office:value="10432800000" calcext:value-type="float">
            <text:p>10432800000</text:p>
          </table:table-cell>
          <table:table-cell office:value-type="float" office:value="12489600000" calcext:value-type="float">
            <text:p>12489600000</text:p>
          </table:table-cell>
          <table:table-cell office:value-type="string" calcext:value-type="string">
            <text:p>36.3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53.9% </text:p>
          </table:table-cell>
          <table:table-cell office:value-type="string" calcext:value-type="string">
            <text:p>41.5% </text:p>
          </table:table-cell>
          <table:table-cell office:value-type="string" calcext:value-type="string">
            <text:p>12.3% </text:p>
          </table:table-cell>
          <table:table-cell office:value-type="string" calcext:value-type="string">
            <text:p>53.2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66" calcext:value-type="float">
            <text:p>0,66</text:p>
          </table:table-cell>
          <table:table-cell office:value-type="float" office:value="6038400000" calcext:value-type="float">
            <text:p>6038400000</text:p>
          </table:table-cell>
          <table:table-cell office:value-type="float" office:value="11911200000" calcext:value-type="float">
            <text:p>11911200000</text:p>
          </table:table-cell>
          <table:table-cell office:value-type="string" calcext:value-type="string">
            <text:p>26.4% </text:p>
          </table:table-cell>
          <table:table-cell office:value-type="string" calcext:value-type="string">
            <text:p>10.1% </text:p>
          </table:table-cell>
          <table:table-cell office:value-type="string" calcext:value-type="string">
            <text:p>62.9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1.5% </text:p>
          </table:table-cell>
          <table:table-cell office:value-type="string" calcext:value-type="string">
            <text:p>36.3%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255" calcext:value-type="float">
            <text:p>0,255</text:p>
          </table:table-cell>
          <table:table-cell office:value-type="float" office:value="3225600000" calcext:value-type="float">
            <text:p>3225600000</text:p>
          </table:table-cell>
          <table:table-cell office:value-type="float" office:value="5599200000" calcext:value-type="float">
            <text:p>5599200000</text:p>
          </table:table-cell>
          <table:table-cell office:value-type="string" calcext:value-type="string">
            <text:p>19.5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74.0% </text:p>
          </table:table-cell>
          <table:table-cell office:value-type="string" calcext:value-type="string">
            <text:p>43.0% 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28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3" calcext:value-type="float">
            <text:p>0,603</text:p>
          </table:table-cell>
          <table:table-cell office:value-type="float" office:value="4711200000" calcext:value-type="float">
            <text:p>4711200000</text:p>
          </table:table-cell>
          <table:table-cell office:value-type="float" office:value="9240000000" calcext:value-type="float">
            <text:p>9240000000</text:p>
          </table:table-cell>
          <table:table-cell office:value-type="string" calcext:value-type="string">
            <text:p>33.3% </text:p>
          </table:table-cell>
          <table:table-cell office:value-type="string" calcext:value-type="string">
            <text:p>8.5% </text:p>
          </table:table-cell>
          <table:table-cell office:value-type="string" calcext:value-type="string">
            <text:p>58.2% </text:p>
          </table:table-cell>
          <table:table-cell office:value-type="string" calcext:value-type="string">
            <text:p>44.8% </text:p>
          </table:table-cell>
          <table:table-cell office:value-type="string" calcext:value-type="string">
            <text:p>13.4% </text:p>
          </table:table-cell>
          <table:table-cell office:value-type="string" calcext:value-type="string">
            <text:p>32.4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.348" calcext:value-type="float">
            <text:p>1,348</text:p>
          </table:table-cell>
          <table:table-cell office:value-type="float" office:value="17104800000" calcext:value-type="float">
            <text:p>17104800000</text:p>
          </table:table-cell>
          <table:table-cell office:value-type="float" office:value="19740000000" calcext:value-type="float">
            <text:p>1974000000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8.7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27.8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63" calcext:value-type="float">
            <text:p>0,63</text:p>
          </table:table-cell>
          <table:table-cell office:value-type="float" office:value="9518400000" calcext:value-type="float">
            <text:p>9518400000</text:p>
          </table:table-cell>
          <table:table-cell office:value-type="float" office:value="12278400000" calcext:value-type="float">
            <text:p>12278400000</text:p>
          </table:table-cell>
          <table:table-cell office:value-type="string" calcext:value-type="string">
            <text:p>32.8% </text:p>
          </table:table-cell>
          <table:table-cell office:value-type="string" calcext:value-type="string">
            <text:p>8.0% </text:p>
          </table:table-cell>
          <table:table-cell office:value-type="string" calcext:value-type="string">
            <text:p>58.7% </text:p>
          </table:table-cell>
          <table:table-cell office:value-type="string" calcext:value-type="string">
            <text:p>44.9% </text:p>
          </table:table-cell>
          <table:table-cell office:value-type="string" calcext:value-type="string">
            <text:p>13.9% </text:p>
          </table:table-cell>
          <table:table-cell office:value-type="string" calcext:value-type="string">
            <text:p>44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.053" calcext:value-type="float">
            <text:p>1,053</text:p>
          </table:table-cell>
          <table:table-cell office:value-type="float" office:value="12938400000" calcext:value-type="float">
            <text:p>12938400000</text:p>
          </table:table-cell>
          <table:table-cell office:value-type="float" office:value="17956800000" calcext:value-type="float">
            <text:p>17956800000</text:p>
          </table:table-cell>
          <table:table-cell office:value-type="string" calcext:value-type="string">
            <text:p>35.2% </text:p>
          </table:table-cell>
          <table:table-cell office:value-type="string" calcext:value-type="string">
            <text:p>8.6% </text:p>
          </table:table-cell>
          <table:table-cell office:value-type="string" calcext:value-type="string">
            <text:p>56.8% </text:p>
          </table:table-cell>
          <table:table-cell office:value-type="string" calcext:value-type="string">
            <text:p>47.0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54.5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5" calcext:value-type="float">
            <text:p>0,5</text:p>
          </table:table-cell>
          <table:table-cell office:value-type="float" office:value="3460800000" calcext:value-type="float">
            <text:p>3460800000</text:p>
          </table:table-cell>
          <table:table-cell office:value-type="float" office:value="5848800000" calcext:value-type="float">
            <text:p>5848800000</text:p>
          </table:table-cell>
          <table:table-cell office:value-type="string" calcext:value-type="string">
            <text:p>15.4% </text:p>
          </table:table-cell>
          <table:table-cell office:value-type="string" calcext:value-type="string">
            <text:p>5.0% </text:p>
          </table:table-cell>
          <table:table-cell office:value-type="string" calcext:value-type="string">
            <text:p>78.4% </text:p>
          </table:table-cell>
          <table:table-cell office:value-type="string" calcext:value-type="string">
            <text:p>71.2% </text:p>
          </table:table-cell>
          <table:table-cell office:value-type="string" calcext:value-type="string">
            <text:p>7.2% </text:p>
          </table:table-cell>
          <table:table-cell office:value-type="string" calcext:value-type="string">
            <text:p>38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71" calcext:value-type="float">
            <text:p>0,171</text:p>
          </table:table-cell>
          <table:table-cell office:value-type="float" office:value="1764000000" calcext:value-type="float">
            <text:p>1764000000</text:p>
          </table:table-cell>
          <table:table-cell office:value-type="float" office:value="1999200000" calcext:value-type="float">
            <text:p>1999200000</text:p>
          </table:table-cell>
          <table:table-cell office:value-type="string" calcext:value-type="string">
            <text:p>60.2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4.8% </text:p>
          </table:table-cell>
          <table:table-cell office:value-type="string" calcext:value-type="string">
            <text:p>3.4% </text:p>
          </table:table-cell>
          <table:table-cell office:value-type="string" calcext:value-type="string">
            <text:p>1.4% </text:p>
          </table:table-cell>
          <table:table-cell office:value-type="string" calcext:value-type="string">
            <text:p>23.9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54" calcext:value-type="float">
            <text:p>0,154</text:p>
          </table:table-cell>
          <table:table-cell office:value-type="float" office:value="1749600000" calcext:value-type="float">
            <text:p>1749600000</text:p>
          </table:table-cell>
          <table:table-cell office:value-type="float" office:value="1872000000" calcext:value-type="float">
            <text:p>1872000000</text:p>
          </table:table-cell>
          <table:table-cell office:value-type="string" calcext:value-type="string">
            <text:p>58.3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34.2% </text:p>
          </table:table-cell>
          <table:table-cell office:value-type="string" calcext:value-type="string">
            <text:p>16.4% </text:p>
          </table:table-cell>
          <table:table-cell office:value-type="string" calcext:value-type="string">
            <text:p>17.8% </text:p>
          </table:table-cell>
          <table:table-cell office:value-type="string" calcext:value-type="string">
            <text:p>25.2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7:39:21.437000000</dc:date>
    <meta:editing-duration>PT1H34M59S</meta:editing-duration>
    <meta:editing-cycles>18</meta:editing-cycles>
    <meta:document-statistic meta:table-count="1" meta:cell-count="271" meta:object-count="0"/>
  </office:meta>
</office:document-meta>
</file>